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9a837" officeooo:paragraph-rsid="0009a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das as entidades exceto a entidade Paciente receberam tabelas próprias. As entiadades Prontuário e Paciente foram fundidas em uma única tabela por possuirem um relacionamento entre si de magintude (1,1).</text:p>
      <text:p text:style-name="P2"/>
      <text:p text:style-name="P2">As relações Visita, Diagnostico, Trabalho, Assiste, Integrante, ComTratamento e Administra receberam tabelas próprias por serem relacionamentos (N,N). Os demais relacionamentos (0,N) e (1,N) foram implementados comos chaves estrangeiras no lado N.</text:p>
      <text:p text:style-name="P2"/>
      <text:p text:style-name="P2">Todos os atributos manteram os seu tipos do diagramae ER, excetuando-se o atributo ‘idade’ do paciente que foi transformado em um atributo data (data de nasicmento) por não ser necessário sua atualização anual e ser possível facilmente calcular a idade a partir del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51:38.949427458</meta:creation-date>
    <meta:generator>LibreOffice/6.1.3.2$Linux_X86_64 LibreOffice_project/10$Build-2</meta:generator>
    <dc:date>2018-12-02T16:40:03.971626486</dc:date>
    <meta:editing-duration>PT21M39S</meta:editing-duration>
    <meta:editing-cycles>4</meta:editing-cycles>
    <meta:document-statistic meta:table-count="0" meta:image-count="0" meta:object-count="0" meta:page-count="1" meta:paragraph-count="3" meta:word-count="104" meta:character-count="719" meta:non-whitespace-character-count="618"/>
  </office:meta>
</office:document-meta>
</file>